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f7b" officeooo:paragraph-rsid="001a7f7b"/>
    </style:style>
    <style:style style:name="P2" style:family="paragraph" style:parent-style-name="Standard">
      <style:text-properties officeooo:rsid="001ba8a5" officeooo:paragraph-rsid="001ba8a5"/>
    </style:style>
    <style:style style:name="P3" style:family="paragraph" style:parent-style-name="Standard">
      <style:text-properties officeooo:rsid="001eac48" officeooo:paragraph-rsid="001eac48"/>
    </style:style>
    <style:style style:name="P4" style:family="paragraph" style:parent-style-name="Standard">
      <style:text-properties officeooo:rsid="00207d2e" officeooo:paragraph-rsid="00207d2e"/>
    </style:style>
    <style:style style:name="P5" style:family="paragraph" style:parent-style-name="Standard">
      <style:text-properties officeooo:rsid="0020815a" officeooo:paragraph-rsid="0020815a"/>
    </style:style>
    <style:style style:name="P6" style:family="paragraph" style:parent-style-name="Standard" style:list-style-name="L1">
      <style:text-properties officeooo:rsid="0020815a" officeooo:paragraph-rsid="0020815a"/>
    </style:style>
    <style:style style:name="P7" style:family="paragraph" style:parent-style-name="Standard">
      <style:text-properties officeooo:rsid="00213688" officeooo:paragraph-rsid="00213688"/>
    </style:style>
    <style:style style:name="P8" style:family="paragraph" style:parent-style-name="Standard" style:list-style-name="L1">
      <style:text-properties officeooo:rsid="00233254" officeooo:paragraph-rsid="00233254"/>
    </style:style>
    <style:style style:name="P9" style:family="paragraph" style:parent-style-name="Standard">
      <style:text-properties officeooo:rsid="0024ab5f" officeooo:paragraph-rsid="0024ab5f"/>
    </style:style>
    <style:style style:name="P10" style:family="paragraph" style:parent-style-name="Standard">
      <style:text-properties officeooo:rsid="002576c4" officeooo:paragraph-rsid="00268453"/>
    </style:style>
    <style:style style:name="P11" style:family="paragraph" style:parent-style-name="Standard" style:list-style-name="L2">
      <style:text-properties officeooo:paragraph-rsid="00268453"/>
    </style:style>
    <style:style style:name="P12" style:family="paragraph" style:parent-style-name="Standard" style:list-style-name="L2">
      <style:text-properties officeooo:rsid="00268453" officeooo:paragraph-rsid="00268453"/>
    </style:style>
    <style:style style:name="T1" style:family="text">
      <style:text-properties officeooo:rsid="001ba8a5"/>
    </style:style>
    <style:style style:name="T2" style:family="text">
      <style:text-properties officeooo:rsid="001ce100"/>
    </style:style>
    <style:style style:name="T3" style:family="text">
      <style:text-properties officeooo:rsid="00233254"/>
    </style:style>
    <style:style style:name="T4" style:family="text">
      <style:text-properties officeooo:rsid="002576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nging together visual analytics and probabilistic programming languages. Es geht darum, für die Software Lumen, deren Aufgabe es ist, Modelle und Daten graphisch darzustellen, eine Schnittstelle zu schreiben für eine spezielle Klasse von Modellen, damit diese Modelle in Lumen dargestellt werden können. Diese Klasse von Modellen sind <text:span text:style-name="T1">die</text:span> probabilistische<text:span text:style-name="T1">n</text:span> Modelle.</text:p>
      <text:p text:style-name="P2">[Falls Leute da sind, die Lumen nicht kennen: Ich steige ein damit, Lumen kurz zu erklären und zu zeigen. ]</text:p>
      <text:p text:style-name="P2"/>
      <text:p text:style-name="P2">Das ist Lumen, und meine Aufgabe war es jetzt, zu ermöglichen, dass Modelle, die von probabilistischen Programmiersprachen erzeugt wurden, in Lumen dargestellt werden können. Probabilistische Programmiersprachen erzeugen probabilistische Modelle. Probabilistische Modelle sind Modelle, die den Bayes-Ansatz benutzen. Das ist ein anderer Ansatz als der klassische Ansatz, mit dem Modelle gelernt werden: <text:s/>In einem Modell hat man ja Modellparameter, die man schätzen will. Bei Bayes ist es so, dass man diese Parameter nicht nur anhand seiner Trainingsdaten schätzt, sondern man trifft auch noch Annahmen über die Parameter, bevor man irgendwelche Daten sieht, und diese Annahmen (die heißen priori-Annahmen) <text:s/>beeinflussen ebenso wie die Daten die Parameterschätzung. <text:s/><text:span text:style-name="T2">Die andere Eigenschaft von Bayes-Modellen ist, dass man die Modellparameter als Verteilungen schätzt. Es sind also keine festen Werte, sondern eben Verteilungen, genau so wie die Zufallsvariablen des Modells. Diese Verteilungen heißen posterior – Verteilungen. Ich zeige gleich noch ein Beispiel, daran wird es dann auch deutlicher. Den Vorgang, wie man die posterior-Verteilungen aus den Daten und den Prior-Annahmen schätzt, werde ich jetzt nicht ganz im Detail erläutern, aber zur dazu wichtigsten Formel kann ich etwas sagen, das ist die Bayes-Formel: <text:s/>Wir haben Modellparameter theta, und beobachtete Daten X. Was wir rauskriegen wollen, ist die Verteilung über den Modellparametern gegeben die beobachteten Daten: P(theta|X). Das ist die posterior Verteilung, die entspricht sozusagen den geschätzten Modellparametern in der klassischen Statistik. Die Formel geht so: P(theta|X) = P(X|theta) * P(theta)/P(X).</text:span></text:p>
      <text:p text:style-name="P2"/>
      <text:p text:style-name="P3">Probabilistische Programmiersprachen sind einfach Sprachen, die es ermöglichen/vereinfachen, solche Bayes-Modelle zu beschreiben. PPLs sind nicht notwendig zur Beschreibung von Bayes-Modellen, man kann das auch z.B. mit base Python machen, aber es geht eben darum, den Prozess zu vereinfachen und übersichtlicher zu machen.</text:p>
      <text:p text:style-name="P3"/>
      <text:p text:style-name="P3">Dann nenne ich jetzt die erste Erkentnis aus meiner Arbeit: Bayes-Modelle verhalten sich oft komplizierter als man intuitiv denkt. <text:s/>Das zeige ich mal an einem Beispiel: Angenommen, wir haben ein Modell mit zwei Zufallsvariablen: x und mu: x ist normalverteilt mit mu als Mittelwert, mu ist standardnormalverteilt. Die Verteilung über mu ist hier die Prior-Annahme. Mu ist der Modellparameter, in der klassischen Statistik wäre mu keine Verteilung, sondern eionfach ein Skalar, der geschätzt wird. Hier, in Bayes, schätzt mman eben eine Verteilung über mu. Was ich jetzt gemacht habe, ist, die posterior-Verteilung über mu zu berechnen, und auch die gemeinsame Verteilung aus mu und x, u.a. mit Hilfe der Bayes-Formel, die ich eben gezeigt habe. Ich habe hier also noch keine PPL und kein Lumen benutzt, sondern alles von Hand gemacht. Weil das so ein einfaches Modell ist, ist das hier möglich. <text:s/></text:p>
      <text:p text:style-name="P3">[ground_truth_posterior_1_cut.png zeigen]</text:p>
      <text:p text:style-name="P3">Die Verteilungen habe ich mal im Vergleich zu den Daten grafisch dargestellt.</text:p>
      <text:p text:style-name="P4">[Die plots erklären]</text:p>
      <text:p text:style-name="P4"/>
      <text:p text:style-name="P5">Dann komme ich jetzt dazu, wie ich für Lumen die Schnittstelle gebaut habe, damit Ppls in Lumen dargestellt werden können. Ich musste natürlich nicht die komplette Visualisierung von Anfang an übernehmen, sondern Lumen ist so gebaut, dass es von einer beliebeigen Modellklasse bestimmte Operationene benötigt, und wenn diese Operationen zur Verfügung gestellt werden, dann kann die Visualisierung erfolgen. Die wichtigsten dieser Operationen sind: </text:p>
      <text:list xml:id="list1292533293" text:style-name="L1">
        <text:list-item>
          <text:p text:style-name="P8">anpasssen desn Modells (fitten)</text:p>
        </text:list-item>
        <text:list-item>
          <text:p text:style-name="P6">Marginalisieren</text:p>
        </text:list-item>
        <text:list-item>
          <text:p text:style-name="P6"><text:soft-page-break/>Konditionieren</text:p>
        </text:list-item>
        <text:list-item>
          <text:p text:style-name="P6">density ausgeben</text:p>
        </text:list-item>
      </text:list>
      <text:p text:style-name="P5"/>
      <text:p text:style-name="P7">Dazu ist es wichtig zu wissen, <text:s/>wie die PPL funktioniert, die ich benutzt habe. Ich habe die Schnittstelle speziell für PyMC3 gebaut, das ist eine PPL in Form eines Python packages. Die Berechnung der Posterior Verteilung kann sehr aufwendig sein. An einer Stelle muss ein Integral berechnet werden, dass mit zunehmender Anzahl an Dimensionen des Modells sehr rechenaufwändig ist. <text:s/><text:span text:style-name="T3">Um das zu verhindern, berechnet PyMC3 gar nicht die tatsächliche Posterior Verteilung. Stattdessen gibt es Methoden, mit denen man aus der Posterior Verteilung sampeln kann, ohne die Verteilung genau zu kennen (Gibbs, Metropolis etc.). Damit werden Samples erzeugt, und diese Sampels nehmen dann die Stelle der posterior Verteilung ein. Also, die tatsächliche Verteilung wird überhaupt nicht berechnet, sondern es werden samples erzeugt. Das Modell anzupassen, bedeutet in diesem Kontext also, diese samples zu erzeugen.</text:span></text:p>
      <text:p text:style-name="P7"/>
      <text:p text:style-name="P7"/>
      <text:p text:style-name="P9">Damit ist es jetzt also möglich, probabilistische, in PyMC3 gebaute Modelle, in Lumen anzuzeigen</text:p>
      <text:p text:style-name="P9">[PPLs in Lumen zeigen]</text:p>
      <text:p text:style-name="P9"/>
      <text:p text:style-name="P10">Das sind die Ergebnisse von meiner Arbeit. Es gibt jetzt mehrere Richtungen, in die diese Funktionalität noch erweitert werden könnte. <text:s/></text:p>
      <text:list xml:id="list564498751" text:style-name="L2">
        <text:list-item>
          <text:p text:style-name="P11"><text:span text:style-name="T4">Eine ist die Unterstützung unabhängiger Variablen. Viele Modelle beinhalten unabhängige Variablen, also Variablen, über denen keine Verteilung gelernt werden soll. In Lumen sollen daher beim Anzeigen dieser Variablen natürlich keine Verteilungen angezeigt werden, Daten allerdings schon.</text:span></text:p>
        </text:list-item>
        <text:list-item>
          <text:p text:style-name="P12">Bei Modellen mit sehr vielen Dimensionen wird es sehr schwierig werden, aus den samples hilfreiche Verteilungen zu extrahieren. Besonders wenn man das Modell auf einen kleinen Bereich konditioniert, wird es sehr unwahrscheinlich, dass in diesem Bereich irgendwelche samples liegen. Das könnte man beheben, indem nach dem konditionieren samples neu gezogen werden. Allgemein muss die Performance für hochdimensionale Modelle noch untersucht werden</text:p>
        </text:list-item>
        <text:list-item>
          <text:p text:style-name="P12">Lumen könnte sich vor allem für die Validierung von PPLs eignen. Übliche Validierungsmethode ist merhamlige Simulieren von Daten aus dem Modell, anschließendes Aggregieren (z:B. Zu einem Mittelwert) und dann ein graphischer Verglich der Mittelwerte aus den simulierten Daten mit den wahren Daten. Daher könnte man Überlegen, solche Plots von Aggregierungen noch in Lumen einzubauen.</text:p>
        </text:list-item>
        <text:list-item>
          <text:p text:style-name="P12">Allgemein gilt es noch zu verstehen, wie PPLs von Anwendern genutzt werden und welche features dort am nützlichsten si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48:01.939851683</meta:creation-date>
    <dc:date>2019-04-12T14:47:54.558554615</dc:date>
    <meta:editing-duration>PT21M14S</meta:editing-duration>
    <meta:editing-cycles>3</meta:editing-cycles>
    <meta:generator>LibreOffice/6.2.2.2$Linux_X86_64 LibreOffice_project/5daaa0e719eb4f073b63de04e0910785ad81fe7a</meta:generator>
    <meta:document-statistic meta:table-count="0" meta:image-count="0" meta:object-count="0" meta:page-count="2" meta:paragraph-count="21" meta:word-count="922" meta:character-count="6436" meta:non-whitespace-character-count="5530"/>
  </office:meta>
</office:document-meta>
</file>